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0.459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09cm"/>
    </style:style>
    <style:style style:name="co8" style:family="table-column">
      <style:table-column-properties fo:break-before="auto" style:column-width="2.734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0.646cm"/>
    </style:style>
    <style:style style:name="ro1" style:family="table-row">
      <style:table-row-properties style:row-height="0.624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4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6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4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48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6" table:default-cell-style-name="Default"/>
        <table:table-column table:style-name="co4" table:number-columns-repeated="930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Static 1</text:p>
          </table:table-cell>
          <table:covered-table-cell table:number-columns-repeated="3" table:style-name="ce10"/>
          <table:table-cell table:style-name="ce7" table:number-columns-spanned="1" table:number-rows-spanned="27"/>
          <table:table-cell/>
          <table:table-cell table:style-name="ce2" office:value-type="string" calcext:value-type="string" table:number-columns-spanned="1" table:number-rows-spanned="3">
            <text:p>Threads</text:p>
          </table:table-cell>
          <table:table-cell table:style-name="ce2" office:value-type="string" calcext:value-type="string" table:number-columns-spanned="6" table:number-rows-spanned="1">
            <text:p>Dimensão</text:p>
          </table:table-cell>
          <table:covered-table-cell table:number-columns-repeated="5"/>
          <table:table-cell table:number-columns-repeated="930"/>
        </table:table-row>
        <table:table-row table:style-name="ro2">
          <table:table-cell table:style-name="ce2" office:value-type="string" calcext:value-type="string" table:number-columns-spanned="4" table:number-rows-spanned="1">
            <text:p>Runtime</text:p>
          </table:table-cell>
          <table:covered-table-cell table:number-columns-repeated="3" table:style-name="ce10"/>
          <table:covered-table-cell table:style-name="ce7"/>
          <table:table-cell/>
          <table:covered-table-cell table:style-name="ce7"/>
          <table:table-cell table:style-name="ce7" table:formula="of:=[.B4]" office:value-type="string" office:string-value="16*10⁶x16" calcext:value-type="string" table:number-columns-spanned="2" table:number-rows-spanned="1">
            <text:p>16*10⁶x16</text:p>
          </table:table-cell>
          <table:covered-table-cell/>
          <table:table-cell table:style-name="ce7" table:formula="of:=[.C4]" office:value-type="string" office:string-value="16*10³ x 16*10³" calcext:value-type="string" table:number-columns-spanned="2" table:number-rows-spanned="1">
            <text:p>16*10³ x 16*10³</text:p>
          </table:table-cell>
          <table:covered-table-cell/>
          <table:table-cell table:style-name="ce7" table:formula="of:=[.D4]" office:value-type="string" office:string-value="16x16*10⁶" calcext:value-type="string" table:number-columns-spanned="2" table:number-rows-spanned="1">
            <text:p>16x16*10⁶</text:p>
          </table:table-cell>
          <table:covered-table-cell/>
          <table:table-cell table:number-columns-repeated="930"/>
        </table:table-row>
        <table:table-row table:style-name="ro2">
          <table:table-cell table:style-name="ce8"/>
          <table:table-cell table:style-name="ce2" office:value-type="string" calcext:value-type="string" table:number-columns-spanned="3" table:number-rows-spanned="1">
            <text:p>n</text:p>
          </table:table-cell>
          <table:covered-table-cell table:number-columns-repeated="2" table:style-name="ce10"/>
          <table:covered-table-cell table:style-name="ce7"/>
          <table:table-cell/>
          <table:covered-table-cell table:style-name="ce7"/>
          <table:table-cell table:style-name="ce7" office:value-type="string" calcext:value-type="string">
            <text:p>Tempo</text:p>
          </table:table-cell>
          <table:table-cell table:style-name="ce7" office:value-type="string" calcext:value-type="string">
            <text:p>Eff</text:p>
          </table:table-cell>
          <table:table-cell table:style-name="ce7" office:value-type="string" calcext:value-type="string">
            <text:p>Tempo</text:p>
          </table:table-cell>
          <table:table-cell table:style-name="ce7" office:value-type="string" calcext:value-type="string">
            <text:p>Eff</text:p>
          </table:table-cell>
          <table:table-cell table:style-name="ce7" office:value-type="string" calcext:value-type="string">
            <text:p>Tempo</text:p>
          </table:table-cell>
          <table:table-cell table:style-name="ce7" office:value-type="string" calcext:value-type="string">
            <text:p>Eff</text:p>
          </table:table-cell>
          <table:table-cell table:number-columns-repeated="930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" office:value-type="string" calcext:value-type="string">
            <text:p>16*10⁶x16</text:p>
          </table:table-cell>
          <table:table-cell table:style-name="ce1" office:value-type="string" calcext:value-type="string">
            <text:p>16*10³ x <text:span text:style-name="T1">16*10³</text:span></text:p>
          </table:table-cell>
          <table:table-cell table:style-name="ce1" office:value-type="string" calcext:value-type="string">
            <text:p>16x16*10⁶</text:p>
          </table:table-cell>
          <table:covered-table-cell table:style-name="ce7"/>
          <table:table-cell/>
          <table:table-cell table:style-name="ce7" office:value-type="float" office:value="1" calcext:value-type="float">
            <text:p>1</text:p>
          </table:table-cell>
          <table:table-cell table:style-name="ce23" table:formula="of:=[.B5]" office:value-type="float" office:value="5.031952" calcext:value-type="float">
            <text:p>5,032</text:p>
          </table:table-cell>
          <table:table-cell table:style-name="ce23" table:formula="of:=[.B23]" office:value-type="float" office:value="1" calcext:value-type="float">
            <text:p>1,000</text:p>
          </table:table-cell>
          <table:table-cell table:style-name="ce23" table:formula="of:=[.C5]" office:value-type="float" office:value="4.95598066666667" calcext:value-type="float">
            <text:p>4,956</text:p>
          </table:table-cell>
          <table:table-cell table:style-name="ce23" table:formula="of:=[.C23]" office:value-type="float" office:value="1" calcext:value-type="float">
            <text:p>1,000</text:p>
          </table:table-cell>
          <table:table-cell table:style-name="ce23" table:formula="of:=[.D5]" office:value-type="float" office:value="4.91149833333333" calcext:value-type="float">
            <text:p>4,911</text:p>
          </table:table-cell>
          <table:table-cell table:style-name="ce23" table:formula="of:=[.D23]" office:value-type="float" office:value="1" calcext:value-type="float">
            <text:p>1,000</text:p>
          </table:table-cell>
          <table:table-cell table:number-columns-repeated="93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8" table:formula="of:=[$data.D1]" office:value-type="float" office:value="5.031952" calcext:value-type="float">
            <text:p>5,03195</text:p>
          </table:table-cell>
          <table:table-cell table:style-name="ce18" table:formula="of:=[$data.D16]" office:value-type="float" office:value="4.95598066666667" calcext:value-type="float">
            <text:p>4,95598</text:p>
          </table:table-cell>
          <table:table-cell table:style-name="ce18" table:formula="of:=[$data.D31]" office:value-type="float" office:value="4.91149833333333" calcext:value-type="float">
            <text:p>4,91150</text:p>
          </table:table-cell>
          <table:covered-table-cell table:style-name="ce7"/>
          <table:table-cell/>
          <table:table-cell table:style-name="ce7" office:value-type="float" office:value="2" calcext:value-type="float">
            <text:p>2</text:p>
          </table:table-cell>
          <table:table-cell table:style-name="ce24" table:formula="of:=[.B6]" office:value-type="float" office:value="2.56868633333333" calcext:value-type="float">
            <text:p>2,569</text:p>
          </table:table-cell>
          <table:table-cell table:style-name="ce24" table:formula="of:=[.B24]" office:value-type="float" office:value="0.979479653607635" calcext:value-type="float">
            <text:p>0,979</text:p>
          </table:table-cell>
          <table:table-cell table:style-name="ce24" table:formula="of:=[.C6]" office:value-type="float" office:value="2.48770533333333" calcext:value-type="float">
            <text:p>2,488</text:p>
          </table:table-cell>
          <table:table-cell table:style-name="ce24" table:formula="of:=[.C24]" office:value-type="float" office:value="0.996094794721132" calcext:value-type="float">
            <text:p>0,996</text:p>
          </table:table-cell>
          <table:table-cell table:style-name="ce24" table:formula="of:=[.D6]" office:value-type="float" office:value="2.51037833333333" calcext:value-type="float">
            <text:p>2,510</text:p>
          </table:table-cell>
          <table:table-cell table:style-name="ce24" table:formula="of:=[.D24]" office:value-type="float" office:value="0.978238671860218" calcext:value-type="float">
            <text:p>0,978</text:p>
          </table:table-cell>
          <table:table-cell table:number-columns-repeated="930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9" table:formula="of:=[$data.D4]" office:value-type="float" office:value="2.56868633333333" calcext:value-type="float">
            <text:p>2,56869</text:p>
          </table:table-cell>
          <table:table-cell table:style-name="ce19" table:formula="of:=[$data.D19]" office:value-type="float" office:value="2.48770533333333" calcext:value-type="float">
            <text:p>2,48771</text:p>
          </table:table-cell>
          <table:table-cell table:style-name="ce19" table:formula="of:=[$data.D34]" office:value-type="float" office:value="2.51037833333333" calcext:value-type="float">
            <text:p>2,51038</text:p>
          </table:table-cell>
          <table:covered-table-cell table:style-name="ce7"/>
          <table:table-cell/>
          <table:table-cell table:style-name="ce7" office:value-type="float" office:value="4" calcext:value-type="float">
            <text:p>4</text:p>
          </table:table-cell>
          <table:table-cell table:style-name="ce23" table:formula="of:=[.B7]" office:value-type="float" office:value="1.453128" calcext:value-type="float">
            <text:p>1,453</text:p>
          </table:table-cell>
          <table:table-cell table:style-name="ce23" table:formula="of:=[.B25]" office:value-type="float" office:value="0.865710384769958" calcext:value-type="float">
            <text:p>0,866</text:p>
          </table:table-cell>
          <table:table-cell table:style-name="ce23" table:formula="of:=[.C7]" office:value-type="float" office:value="1.30678933333333" calcext:value-type="float">
            <text:p>1,307</text:p>
          </table:table-cell>
          <table:table-cell table:style-name="ce23" table:formula="of:=[.C25]" office:value-type="float" office:value="0.94812157940275" calcext:value-type="float">
            <text:p>0,948</text:p>
          </table:table-cell>
          <table:table-cell table:style-name="ce23" table:formula="of:=[.D7]" office:value-type="float" office:value="2.78382833333333" calcext:value-type="float">
            <text:p>2,784</text:p>
          </table:table-cell>
          <table:table-cell table:style-name="ce23" table:formula="of:=[.D25]" office:value-type="float" office:value="0.441074102390174" calcext:value-type="float">
            <text:p>0,441</text:p>
          </table:table-cell>
          <table:table-cell table:number-columns-repeated="930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8" table:formula="of:=[$data.D7]" office:value-type="float" office:value="1.453128" calcext:value-type="float">
            <text:p>1,45313</text:p>
          </table:table-cell>
          <table:table-cell table:style-name="ce18" table:formula="of:=[$data.D22]" office:value-type="float" office:value="1.30678933333333" calcext:value-type="float">
            <text:p>1,30679</text:p>
          </table:table-cell>
          <table:table-cell table:style-name="ce18" table:formula="of:=[$data.D37]" office:value-type="float" office:value="2.78382833333333" calcext:value-type="float">
            <text:p>2,78383</text:p>
          </table:table-cell>
          <table:covered-table-cell table:style-name="ce7"/>
          <table:table-cell/>
          <table:table-cell table:style-name="ce7" office:value-type="float" office:value="8" calcext:value-type="float">
            <text:p>8</text:p>
          </table:table-cell>
          <table:table-cell table:style-name="ce24" table:formula="of:=[.B8]" office:value-type="float" office:value="0.904788666666667" calcext:value-type="float">
            <text:p>0,905</text:p>
          </table:table-cell>
          <table:table-cell table:style-name="ce24" table:formula="of:=[.B26]" office:value-type="float" office:value="0.695183331945655" calcext:value-type="float">
            <text:p>0,695</text:p>
          </table:table-cell>
          <table:table-cell table:style-name="ce24" table:formula="of:=[.C8]" office:value-type="float" office:value="0.886183666666667" calcext:value-type="float">
            <text:p>0,886</text:p>
          </table:table-cell>
          <table:table-cell table:style-name="ce24" table:formula="of:=[.C26]" office:value-type="float" office:value="0.699062289946666" calcext:value-type="float">
            <text:p>0,699</text:p>
          </table:table-cell>
          <table:table-cell table:style-name="ce24" table:formula="of:=[.D8]" office:value-type="float" office:value="2.697907" calcext:value-type="float">
            <text:p>2,698</text:p>
          </table:table-cell>
          <table:table-cell table:style-name="ce24" table:formula="of:=[.D26]" office:value-type="float" office:value="0.227560583691975" calcext:value-type="float">
            <text:p>0,228</text:p>
          </table:table-cell>
          <table:table-cell table:number-columns-repeated="930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9" table:formula="of:=[$data.D10]" office:value-type="float" office:value="0.904788666666667" calcext:value-type="float">
            <text:p>0,90479</text:p>
          </table:table-cell>
          <table:table-cell table:style-name="ce19" table:formula="of:=[$data.D25]" office:value-type="float" office:value="0.886183666666667" calcext:value-type="float">
            <text:p>0,88618</text:p>
          </table:table-cell>
          <table:table-cell table:style-name="ce19" table:formula="of:=[$data.D40]" office:value-type="float" office:value="2.697907" calcext:value-type="float">
            <text:p>2,69791</text:p>
          </table:table-cell>
          <table:covered-table-cell table:style-name="ce7"/>
          <table:table-cell/>
          <table:table-cell table:style-name="ce7" office:value-type="float" office:value="16" calcext:value-type="float">
            <text:p>16</text:p>
          </table:table-cell>
          <table:table-cell table:style-name="ce23" table:formula="of:=[.B9]" office:value-type="float" office:value="0.776489" calcext:value-type="float">
            <text:p>0,776</text:p>
          </table:table-cell>
          <table:table-cell table:style-name="ce23" table:formula="of:=[.B27]" office:value-type="float" office:value="0.405024411163584" calcext:value-type="float">
            <text:p>0,405</text:p>
          </table:table-cell>
          <table:table-cell table:style-name="ce23" table:formula="of:=[.C9]" office:value-type="float" office:value="0.725409" calcext:value-type="float">
            <text:p>0,725</text:p>
          </table:table-cell>
          <table:table-cell table:style-name="ce23" table:formula="of:=[.C27]" office:value-type="float" office:value="0.426998826409193" calcext:value-type="float">
            <text:p>0,427</text:p>
          </table:table-cell>
          <table:table-cell table:style-name="ce23" table:formula="of:=[.D9]" office:value-type="float" office:value="3.01398933333333" calcext:value-type="float">
            <text:p>3,014</text:p>
          </table:table-cell>
          <table:table-cell table:style-name="ce23" table:formula="of:=[.D27]" office:value-type="float" office:value="0.101847953620274" calcext:value-type="float">
            <text:p>0,102</text:p>
          </table:table-cell>
          <table:table-cell table:number-columns-repeated="930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8" table:formula="of:=[$data.D13]" office:value-type="float" office:value="0.776489" calcext:value-type="float">
            <text:p>0,77649</text:p>
          </table:table-cell>
          <table:table-cell table:style-name="ce18" table:formula="of:=[$data.D28]" office:value-type="float" office:value="0.725409" calcext:value-type="float">
            <text:p>0,72541</text:p>
          </table:table-cell>
          <table:table-cell table:style-name="ce18" table:formula="of:=[$data.D43]" office:value-type="float" office:value="3.01398933333333" calcext:value-type="float">
            <text:p>3,01399</text:p>
          </table:table-cell>
          <table:covered-table-cell table:style-name="ce7"/>
          <table:table-cell table:number-columns-repeated="938"/>
        </table:table-row>
        <table:table-row table:style-name="ro2">
          <table:table-cell table:style-name="ce9" table:number-columns-repeated="4"/>
          <table:covered-table-cell table:style-name="ce7"/>
          <table:table-cell table:number-columns-repeated="938"/>
        </table:table-row>
        <table:table-row table:style-name="ro2">
          <table:table-cell table:style-name="ce2" office:value-type="string" calcext:value-type="string" table:number-columns-spanned="4" table:number-rows-spanned="1">
            <text:p>Speedup</text:p>
          </table:table-cell>
          <table:covered-table-cell table:number-columns-repeated="3" table:style-name="ce10"/>
          <table:covered-table-cell table:style-name="ce7"/>
          <table:table-cell table:number-columns-repeated="938"/>
        </table:table-row>
        <table:table-row table:style-name="ro2">
          <table:table-cell table:style-name="ce8"/>
          <table:table-cell table:style-name="ce2" office:value-type="string" calcext:value-type="string" table:number-columns-spanned="3" table:number-rows-spanned="1">
            <text:p>n</text:p>
          </table:table-cell>
          <table:covered-table-cell table:number-columns-repeated="2" table:style-name="ce10"/>
          <table:covered-table-cell table:style-name="ce7"/>
          <table:table-cell table:number-columns-repeated="938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6" table:formula="of:=[.B4]" office:value-type="string" office:string-value="16*10⁶x16" calcext:value-type="string">
            <text:p>16*10⁶x16</text:p>
          </table:table-cell>
          <table:table-cell table:style-name="ce16" table:formula="of:=[.C4]" office:value-type="string" office:string-value="16*10³ x 16*10³" calcext:value-type="string">
            <text:p>16*10³ x 16*10³</text:p>
          </table:table-cell>
          <table:table-cell table:style-name="ce16" table:formula="of:=[.D4]" office:value-type="string" office:string-value="16x16*10⁶" calcext:value-type="string">
            <text:p>16x16*10⁶</text:p>
          </table:table-cell>
          <table:covered-table-cell table:style-name="ce7"/>
          <table:table-cell table:number-columns-repeated="93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table:formula="of:=[.B5]/[.B5]" office:value-type="float" office:value="1" calcext:value-type="float">
            <text:p>1,0000</text:p>
          </table:table-cell>
          <table:table-cell table:style-name="ce12" table:formula="of:=[.C5]/[.C5]" office:value-type="float" office:value="1" calcext:value-type="float">
            <text:p>1,0000</text:p>
          </table:table-cell>
          <table:table-cell table:style-name="ce12" table:formula="of:=[.D5]/[.D5]" office:value-type="float" office:value="1" calcext:value-type="float">
            <text:p>1,0000</text:p>
          </table:table-cell>
          <table:covered-table-cell table:style-name="ce7"/>
          <table:table-cell table:number-columns-repeated="93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" table:formula="of:=[.B5]/[.B6]" office:value-type="float" office:value="1.95895930721527" calcext:value-type="float">
            <text:p>1,9590</text:p>
          </table:table-cell>
          <table:table-cell table:style-name="ce4" table:formula="of:=[.C5]/[.C6]" office:value-type="float" office:value="1.99218958944226" calcext:value-type="float">
            <text:p>1,9922</text:p>
          </table:table-cell>
          <table:table-cell table:style-name="ce4" table:formula="of:=[.D5]/[.D6]" office:value-type="float" office:value="1.95647734372044" calcext:value-type="float">
            <text:p>1,9565</text:p>
          </table:table-cell>
          <table:covered-table-cell table:style-name="ce7"/>
          <table:table-cell table:number-columns-repeated="938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table:formula="of:=[.B5]/[.B7]" office:value-type="float" office:value="3.46284153907983" calcext:value-type="float">
            <text:p>3,4628</text:p>
          </table:table-cell>
          <table:table-cell table:style-name="ce12" table:formula="of:=[.C5]/[.C7]" office:value-type="float" office:value="3.792486317611" calcext:value-type="float">
            <text:p>3,7925</text:p>
          </table:table-cell>
          <table:table-cell table:style-name="ce12" table:formula="of:=[.D5]/[.D7]" office:value-type="float" office:value="1.76429640956069" calcext:value-type="float">
            <text:p>1,7643</text:p>
          </table:table-cell>
          <table:covered-table-cell table:style-name="ce7"/>
          <table:table-cell table:number-columns-repeated="938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4" table:formula="of:=[.B5]/[.B8]" office:value-type="float" office:value="5.56146665556524" calcext:value-type="float">
            <text:p>5,5615</text:p>
          </table:table-cell>
          <table:table-cell table:style-name="ce4" table:formula="of:=[.C5]/[.C8]" office:value-type="float" office:value="5.59249831957333" calcext:value-type="float">
            <text:p>5,5925</text:p>
          </table:table-cell>
          <table:table-cell table:style-name="ce4" table:formula="of:=[.D5]/[.D8]" office:value-type="float" office:value="1.8204846695358" calcext:value-type="float">
            <text:p>1,8205</text:p>
          </table:table-cell>
          <table:covered-table-cell table:style-name="ce7"/>
          <table:table-cell table:number-columns-repeated="938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12" table:formula="of:=[.B5]/[.B9]" office:value-type="float" office:value="6.48039057861734" calcext:value-type="float">
            <text:p>6,4804</text:p>
          </table:table-cell>
          <table:table-cell table:style-name="ce12" table:formula="of:=[.C5]/[.C9]" office:value-type="float" office:value="6.8319812225471" calcext:value-type="float">
            <text:p>6,8320</text:p>
          </table:table-cell>
          <table:table-cell table:style-name="ce12" table:formula="of:=[.D5]/[.D9]" office:value-type="float" office:value="1.62956725792438" calcext:value-type="float">
            <text:p>1,6296</text:p>
          </table:table-cell>
          <table:covered-table-cell table:style-name="ce7"/>
          <table:table-cell table:number-columns-repeated="938"/>
        </table:table-row>
        <table:table-row table:style-name="ro3">
          <table:table-cell table:style-name="ce9" table:number-columns-repeated="4"/>
          <table:covered-table-cell table:style-name="ce7"/>
          <table:table-cell table:number-columns-repeated="938"/>
        </table:table-row>
        <table:table-row table:style-name="ro3">
          <table:table-cell table:style-name="ce2" office:value-type="string" calcext:value-type="string" table:number-columns-spanned="4" table:number-rows-spanned="1">
            <text:p>Eficiency</text:p>
          </table:table-cell>
          <table:covered-table-cell table:number-columns-repeated="3" table:style-name="ce10"/>
          <table:covered-table-cell table:style-name="ce7"/>
          <table:table-cell table:number-columns-repeated="938"/>
        </table:table-row>
        <table:table-row table:style-name="ro3">
          <table:table-cell table:style-name="ce8"/>
          <table:table-cell table:style-name="ce2" office:value-type="string" calcext:value-type="string" table:number-columns-spanned="3" table:number-rows-spanned="1">
            <text:p>n</text:p>
          </table:table-cell>
          <table:covered-table-cell table:number-columns-repeated="2" table:style-name="ce10"/>
          <table:covered-table-cell table:style-name="ce7"/>
          <table:table-cell table:number-columns-repeated="938"/>
        </table:table-row>
        <table:table-row table:style-name="ro3">
          <table:table-cell table:style-name="ce7" office:value-type="string" calcext:value-type="string">
            <text:p>p</text:p>
          </table:table-cell>
          <table:table-cell table:style-name="ce1" table:formula="of:=[.B13]" office:value-type="string" office:string-value="16*10⁶x16" calcext:value-type="string">
            <text:p>16*10⁶x16</text:p>
          </table:table-cell>
          <table:table-cell table:style-name="ce1" table:formula="of:=[.C13]" office:value-type="string" office:string-value="16*10³ x 16*10³" calcext:value-type="string">
            <text:p>16*10³ x 16*10³</text:p>
          </table:table-cell>
          <table:table-cell table:style-name="ce1" table:formula="of:=[.D13]" office:value-type="string" office:string-value="16x16*10⁶" calcext:value-type="string">
            <text:p>16x16*10⁶</text:p>
          </table:table-cell>
          <table:covered-table-cell table:style-name="ce7"/>
          <table:table-cell table:number-columns-repeated="938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2" table:formula="of:=[.B14]/[.$A$23]" office:value-type="float" office:value="1" calcext:value-type="float">
            <text:p>1,0000</text:p>
          </table:table-cell>
          <table:table-cell table:style-name="ce12" table:formula="of:=[.C14]/[.$A$23]" office:value-type="float" office:value="1" calcext:value-type="float">
            <text:p>1,0000</text:p>
          </table:table-cell>
          <table:table-cell table:style-name="ce12" table:formula="of:=[.D14]/[.$A$23]" office:value-type="float" office:value="1" calcext:value-type="float">
            <text:p>1,0000</text:p>
          </table:table-cell>
          <table:covered-table-cell table:style-name="ce7"/>
          <table:table-cell table:number-columns-repeated="938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4" table:formula="of:=[.B15]/[.$A$24]" office:value-type="float" office:value="0.979479653607635" calcext:value-type="float">
            <text:p>0,9795</text:p>
          </table:table-cell>
          <table:table-cell table:style-name="ce4" table:formula="of:=[.C15]/[.$A$24]" office:value-type="float" office:value="0.996094794721132" calcext:value-type="float">
            <text:p>0,9961</text:p>
          </table:table-cell>
          <table:table-cell table:style-name="ce4" table:formula="of:=[.D15]/[.$A$24]" office:value-type="float" office:value="0.978238671860218" calcext:value-type="float">
            <text:p>0,9782</text:p>
          </table:table-cell>
          <table:covered-table-cell table:style-name="ce7"/>
          <table:table-cell table:number-columns-repeated="93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12" table:formula="of:=[.B16]/[.$A$25]" office:value-type="float" office:value="0.865710384769958" calcext:value-type="float">
            <text:p>0,8657</text:p>
          </table:table-cell>
          <table:table-cell table:style-name="ce12" table:formula="of:=[.C16]/[.$A$25]" office:value-type="float" office:value="0.94812157940275" calcext:value-type="float">
            <text:p>0,9481</text:p>
          </table:table-cell>
          <table:table-cell table:style-name="ce12" table:formula="of:=[.D16]/[.$A$25]" office:value-type="float" office:value="0.441074102390174" calcext:value-type="float">
            <text:p>0,4411</text:p>
          </table:table-cell>
          <table:covered-table-cell table:style-name="ce7"/>
          <table:table-cell table:number-columns-repeated="938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table:style-name="ce4" table:formula="of:=[.B17]/[.$A$26]" office:value-type="float" office:value="0.695183331945655" calcext:value-type="float">
            <text:p>0,6952</text:p>
          </table:table-cell>
          <table:table-cell table:style-name="ce4" table:formula="of:=[.C17]/[.$A$26]" office:value-type="float" office:value="0.699062289946666" calcext:value-type="float">
            <text:p>0,6991</text:p>
          </table:table-cell>
          <table:table-cell table:style-name="ce4" table:formula="of:=[.D17]/[.$A$26]" office:value-type="float" office:value="0.227560583691975" calcext:value-type="float">
            <text:p>0,2276</text:p>
          </table:table-cell>
          <table:covered-table-cell table:style-name="ce7"/>
          <table:table-cell table:number-columns-repeated="938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12" table:formula="of:=[.B18]/[.$A$27]" office:value-type="float" office:value="0.405024411163584" calcext:value-type="float">
            <text:p>0,4050</text:p>
          </table:table-cell>
          <table:table-cell table:style-name="ce12" table:formula="of:=[.C18]/[.$A$27]" office:value-type="float" office:value="0.426998826409193" calcext:value-type="float">
            <text:p>0,4270</text:p>
          </table:table-cell>
          <table:table-cell table:style-name="ce12" table:formula="of:=[.D18]/[.$A$27]" office:value-type="float" office:value="0.101847953620274" calcext:value-type="float">
            <text:p>0,1018</text:p>
          </table:table-cell>
          <table:covered-table-cell table:style-name="ce7"/>
          <table:table-cell table:number-columns-repeated="938"/>
        </table:table-row>
        <table:table-row table:style-name="ro3" table:number-rows-repeated="1048547">
          <table:table-cell table:number-columns-repeated="943"/>
        </table:table-row>
        <table:table-row table:style-name="ro4">
          <table:table-cell table:number-columns-repeated="943"/>
        </table:table-row>
        <table:table-row table:style-name="ro4">
          <table:table-cell table:number-columns-repeated="943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<text:s/>16000000x16 </text:p>
          </table:table-cell>
          <table:table-cell office:value-type="float" office:value="4.948524" calcext:value-type="float">
            <text:p>4,948524</text:p>
          </table:table-cell>
          <table:table-cell table:formula="of:=AVERAGE([.C1:.C3])" office:value-type="float" office:value="5.031952" calcext:value-type="float">
            <text:p>5,031952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<text:s/>16000000x16 </text:p>
          </table:table-cell>
          <table:table-cell office:value-type="float" office:value="5.15311" calcext:value-type="float">
            <text:p>5,15311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<text:s/>16000000x16 </text:p>
          </table:table-cell>
          <table:table-cell office:value-type="float" office:value="4.994222" calcext:value-type="float">
            <text:p>4,994222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/>16000000x16 </text:p>
          </table:table-cell>
          <table:table-cell office:value-type="float" office:value="2.48924" calcext:value-type="float">
            <text:p>2,48924</text:p>
          </table:table-cell>
          <table:table-cell table:formula="of:=AVERAGE([.C4:.C6])" office:value-type="float" office:value="2.56868633333333" calcext:value-type="float">
            <text:p>2,56868633333333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/>16000000x16 </text:p>
          </table:table-cell>
          <table:table-cell office:value-type="float" office:value="2.688847" calcext:value-type="float">
            <text:p>2,688847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/>16000000x16 </text:p>
          </table:table-cell>
          <table:table-cell office:value-type="float" office:value="2.527972" calcext:value-type="float">
            <text:p>2,527972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<text:s/>16000000x16 </text:p>
          </table:table-cell>
          <table:table-cell office:value-type="float" office:value="1.554215" calcext:value-type="float">
            <text:p>1,554215</text:p>
          </table:table-cell>
          <table:table-cell table:formula="of:=AVERAGE([.C7:.C9])" office:value-type="float" office:value="1.453128" calcext:value-type="float">
            <text:p>1,453128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<text:s/>16000000x16 </text:p>
          </table:table-cell>
          <table:table-cell office:value-type="float" office:value="1.404653" calcext:value-type="float">
            <text:p>1,404653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<text:s/>16000000x16 </text:p>
          </table:table-cell>
          <table:table-cell office:value-type="float" office:value="1.400516" calcext:value-type="float">
            <text:p>1,400516</text:p>
          </table:table-cell>
          <table:table-cell table:number-columns-repeated="2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<text:s/>16000000x16 </text:p>
          </table:table-cell>
          <table:table-cell office:value-type="float" office:value="0.883781" calcext:value-type="float">
            <text:p>0,883781</text:p>
          </table:table-cell>
          <table:table-cell table:formula="of:=AVERAGE([.C10:.C12])" office:value-type="float" office:value="0.904788666666667" calcext:value-type="float">
            <text:p>0,904788666666667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<text:s/>16000000x16 </text:p>
          </table:table-cell>
          <table:table-cell office:value-type="float" office:value="0.890835" calcext:value-type="float">
            <text:p>0,890835</text:p>
          </table:table-cell>
          <table:table-cell table:number-columns-repeated="2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<text:s/>16000000x16 </text:p>
          </table:table-cell>
          <table:table-cell office:value-type="float" office:value="0.93975" calcext:value-type="float">
            <text:p>0,93975</text:p>
          </table:table-cell>
          <table:table-cell table:number-columns-repeated="2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<text:s/>16000000x16 </text:p>
          </table:table-cell>
          <table:table-cell office:value-type="float" office:value="0.756926" calcext:value-type="float">
            <text:p>0,756926</text:p>
          </table:table-cell>
          <table:table-cell table:formula="of:=AVERAGE([.C13:.C15])" office:value-type="float" office:value="0.776489" calcext:value-type="float">
            <text:p>0,776489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<text:s/>16000000x16 </text:p>
          </table:table-cell>
          <table:table-cell office:value-type="float" office:value="0.750015" calcext:value-type="float">
            <text:p>0,750015</text:p>
          </table:table-cell>
          <table:table-cell table:number-columns-repeated="2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<text:s/>16000000x16 </text:p>
          </table:table-cell>
          <table:table-cell office:value-type="float" office:value="0.822526" calcext:value-type="float">
            <text:p>0,822526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<text:s/>16000x16000 </text:p>
          </table:table-cell>
          <table:table-cell office:value-type="float" office:value="4.967388" calcext:value-type="float">
            <text:p>4,967388</text:p>
          </table:table-cell>
          <table:table-cell table:formula="of:=AVERAGE([.C16:.C18])" office:value-type="float" office:value="4.95598066666667" calcext:value-type="float">
            <text:p>4,95598066666667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<text:s/>16000x16000 </text:p>
          </table:table-cell>
          <table:table-cell office:value-type="float" office:value="4.95273" calcext:value-type="float">
            <text:p>4,9527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<text:s/>16000x16000 </text:p>
          </table:table-cell>
          <table:table-cell office:value-type="float" office:value="4.947824" calcext:value-type="float">
            <text:p>4,947824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/>16000x16000 </text:p>
          </table:table-cell>
          <table:table-cell office:value-type="float" office:value="2.492646" calcext:value-type="float">
            <text:p>2,492646</text:p>
          </table:table-cell>
          <table:table-cell table:formula="of:=AVERAGE([.C19:.C21])" office:value-type="float" office:value="2.48770533333333" calcext:value-type="float">
            <text:p>2,48770533333333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/>16000x16000 </text:p>
          </table:table-cell>
          <table:table-cell office:value-type="float" office:value="2.514092" calcext:value-type="float">
            <text:p>2,514092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/>16000x16000 </text:p>
          </table:table-cell>
          <table:table-cell office:value-type="float" office:value="2.456378" calcext:value-type="float">
            <text:p>2,45637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<text:s/>16000x16000 </text:p>
          </table:table-cell>
          <table:table-cell office:value-type="float" office:value="1.318609" calcext:value-type="float">
            <text:p>1,318609</text:p>
          </table:table-cell>
          <table:table-cell table:formula="of:=AVERAGE([.C22:.C24])" office:value-type="float" office:value="1.30678933333333" calcext:value-type="float">
            <text:p>1,30678933333333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<text:s/>16000x16000 </text:p>
          </table:table-cell>
          <table:table-cell office:value-type="float" office:value="1.258083" calcext:value-type="float">
            <text:p>1,258083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<text:s/>16000x16000 </text:p>
          </table:table-cell>
          <table:table-cell office:value-type="float" office:value="1.343676" calcext:value-type="float">
            <text:p>1,343676</text:p>
          </table:table-cell>
          <table:table-cell table:number-columns-repeated="2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<text:s/>16000x16000 </text:p>
          </table:table-cell>
          <table:table-cell office:value-type="float" office:value="0.879573" calcext:value-type="float">
            <text:p>0,879573</text:p>
          </table:table-cell>
          <table:table-cell table:formula="of:=AVERAGE([.C25:.C27])" office:value-type="float" office:value="0.886183666666667" calcext:value-type="float">
            <text:p>0,886183666666667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<text:s/>16000x16000 </text:p>
          </table:table-cell>
          <table:table-cell office:value-type="float" office:value="0.895878" calcext:value-type="float">
            <text:p>0,895878</text:p>
          </table:table-cell>
          <table:table-cell table:number-columns-repeated="2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<text:s/>16000x16000 </text:p>
          </table:table-cell>
          <table:table-cell office:value-type="float" office:value="0.8831" calcext:value-type="float">
            <text:p>0,8831</text:p>
          </table:table-cell>
          <table:table-cell table:number-columns-repeated="2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<text:s/>16000x16000 </text:p>
          </table:table-cell>
          <table:table-cell office:value-type="float" office:value="0.717985" calcext:value-type="float">
            <text:p>0,717985</text:p>
          </table:table-cell>
          <table:table-cell table:formula="of:=AVERAGE([.C28:.C30])" office:value-type="float" office:value="0.725409" calcext:value-type="float">
            <text:p>0,725409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<text:s/>16000x16000 </text:p>
          </table:table-cell>
          <table:table-cell office:value-type="float" office:value="0.75846" calcext:value-type="float">
            <text:p>0,75846</text:p>
          </table:table-cell>
          <table:table-cell table:number-columns-repeated="2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<text:s/>16000x16000 </text:p>
          </table:table-cell>
          <table:table-cell office:value-type="float" office:value="0.699782" calcext:value-type="float">
            <text:p>0,69978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<text:s/>16x16000000 </text:p>
          </table:table-cell>
          <table:table-cell office:value-type="float" office:value="4.919534" calcext:value-type="float">
            <text:p>4,919534</text:p>
          </table:table-cell>
          <table:table-cell table:formula="of:=AVERAGE([.C31:.C33])" office:value-type="float" office:value="4.91149833333333" calcext:value-type="float">
            <text:p>4,91149833333333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<text:s/>16x16000000 </text:p>
          </table:table-cell>
          <table:table-cell office:value-type="float" office:value="4.979677" calcext:value-type="float">
            <text:p>4,97967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<text:s/>16x16000000 </text:p>
          </table:table-cell>
          <table:table-cell office:value-type="float" office:value="4.835284" calcext:value-type="float">
            <text:p>4,835284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/>16x16000000 </text:p>
          </table:table-cell>
          <table:table-cell office:value-type="float" office:value="2.503348" calcext:value-type="float">
            <text:p>2,503348</text:p>
          </table:table-cell>
          <table:table-cell table:formula="of:=AVERAGE([.C34:.C36])" office:value-type="float" office:value="2.51037833333333" calcext:value-type="float">
            <text:p>2,51037833333333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/>16x16000000 </text:p>
          </table:table-cell>
          <table:table-cell office:value-type="float" office:value="2.570855" calcext:value-type="float">
            <text:p>2,570855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/>16x16000000 </text:p>
          </table:table-cell>
          <table:table-cell office:value-type="float" office:value="2.456932" calcext:value-type="float">
            <text:p>2,456932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<text:s/>16x16000000 </text:p>
          </table:table-cell>
          <table:table-cell office:value-type="float" office:value="2.65461" calcext:value-type="float">
            <text:p>2,65461</text:p>
          </table:table-cell>
          <table:table-cell table:formula="of:=AVERAGE([.C37:.C39])" office:value-type="float" office:value="2.78382833333333" calcext:value-type="float">
            <text:p>2,78382833333333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<text:s/>16x16000000 </text:p>
          </table:table-cell>
          <table:table-cell office:value-type="float" office:value="2.802864" calcext:value-type="float">
            <text:p>2,802864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<text:s/>16x16000000 </text:p>
          </table:table-cell>
          <table:table-cell office:value-type="float" office:value="2.894011" calcext:value-type="float">
            <text:p>2,894011</text:p>
          </table:table-cell>
          <table:table-cell table:number-columns-repeated="2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<text:s/>16x16000000 </text:p>
          </table:table-cell>
          <table:table-cell office:value-type="float" office:value="2.761986" calcext:value-type="float">
            <text:p>2,761986</text:p>
          </table:table-cell>
          <table:table-cell table:formula="of:=AVERAGE([.C40:.C42])" office:value-type="float" office:value="2.697907" calcext:value-type="float">
            <text:p>2,697907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<text:s/>16x16000000 </text:p>
          </table:table-cell>
          <table:table-cell office:value-type="float" office:value="2.577611" calcext:value-type="float">
            <text:p>2,577611</text:p>
          </table:table-cell>
          <table:table-cell table:number-columns-repeated="2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<text:s/>16x16000000 </text:p>
          </table:table-cell>
          <table:table-cell office:value-type="float" office:value="2.754124" calcext:value-type="float">
            <text:p>2,754124</text:p>
          </table:table-cell>
          <table:table-cell table:number-columns-repeated="2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<text:s/>16x16000000 </text:p>
          </table:table-cell>
          <table:table-cell office:value-type="float" office:value="2.980918" calcext:value-type="float">
            <text:p>2,980918</text:p>
          </table:table-cell>
          <table:table-cell table:formula="of:=AVERAGE([.C43:.C45])" office:value-type="float" office:value="3.01398933333333" calcext:value-type="float">
            <text:p>3,01398933333333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<text:s/>16x16000000 </text:p>
          </table:table-cell>
          <table:table-cell office:value-type="float" office:value="3.169266" calcext:value-type="float">
            <text:p>3,169266</text:p>
          </table:table-cell>
          <table:table-cell table:number-columns-repeated="2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<text:s/>16x16000000 </text:p>
          </table:table-cell>
          <table:table-cell office:value-type="float" office:value="2.891784" calcext:value-type="float">
            <text:p>2,8917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date-style style:name="N128">
      <number:day/>
      <number:text>/</number:text>
      <number:month/>
      <number:text>/</number:text>
      <number:year number:style="long"/>
    </number:dat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">
      <number:number number:decimal-places="4" number:min-decimal-places="4"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3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1"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number-style style:name="N148">
      <number:number number:decimal-places="3" number:min-decimal-places="3"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4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16">
      <number:hours/>
      <number:text>:</number:text>
      <number:minutes number:style="long"/>
      <number:text> </number:text>
      <number:am-pm/>
    </number:time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41">
      <number:number number:decimal-places="5" number:min-decimal-places="5" number:min-integer-digits="1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16:49:55.898145281</dc:date>
    <meta:editing-duration>PT4H4M4S</meta:editing-duration>
    <meta:editing-cycles>11</meta:editing-cycles>
    <meta:generator>LibreOffice/7.3.7.2$Linux_X86_64 LibreOffice_project/30$Build-2</meta:generator>
    <meta:document-statistic meta:table-count="2" meta:cell-count="275" meta:object-count="0"/>
  </office:meta>
</office:document-meta>
</file>